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scillation1" table:style-name="ta1">
        <table:shapes>
          <draw:frame draw:z-index="0" draw:style-name="gr1" draw:text-style-name="P1" svg:width="6.2988in" svg:height="3.5429in" svg:x="7.1614in" svg:y="0.0394in">
            <draw:object draw:notify-on-update-of-ranges="oscillation1.A1:oscillation1.A1 oscillation1.A2:oscillation1.A62 oscillation1.B1:oscillation1.B1 oscillation1.B2:oscillation1.B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verage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185" calcext:value-type="float">
            <text:p>-1185</text:p>
          </table:table-cell>
          <table:table-cell office:value-type="float" office:value="-377" calcext:value-type="float">
            <text:p>-3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1068" calcext:value-type="float">
            <text:p>-1068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1463" calcext:value-type="float">
            <text:p>-1463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-392" calcext:value-type="float">
            <text:p>-392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323" calcext:value-type="float">
            <text:p>-323</text:p>
          </table:table-cell>
        </table:table-row>
        <table:table-row table:style-name="ro1">
          <table:table-cell office:value-type="string" calcext:value-type="string">
            <text:p>~-184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8:51:38.254395664</dc:date>
    <meta:editing-duration>PT4M4S</meta:editing-duration>
    <meta:editing-cycles>1</meta:editing-cycles>
    <meta:document-statistic meta:table-count="1" meta:cell-count="119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cm" svg:y="3.952cm" style:legend-expansion="high" chart:style-name="ch2"/>
        <chart:plot-area chart:style-name="ch3" table:cell-range-address="oscillation1.A1:oscillation1.B62" chart:data-source-has-labels="row" svg:x="0.32cm" svg:y="0.18cm" svg:width="11.661cm" svg:height="8.64cm">
          <chartooo:coordinate-region svg:x="1.418cm" svg:y="0.38cm" svg:width="10.42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scillation1.A2:oscillation1.A62" chart:label-cell-address="oscillation1.A1:oscillation1.A1" chart:class="chart:line">
            <chart:data-point chart:repeated="61"/>
          </chart:series>
          <chart:series chart:style-name="ch7" chart:values-cell-range-address="oscillation1.B2:oscillation1.B62" chart:label-cell-address="oscillation1.B1:oscillation1.B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  <draw:g>
                  <svg:desc>oscillation1.A1:oscillation1.A1</svg:desc>
                </draw:g>
              </table:table-cell>
              <table:table-cell office:value-type="string">
                <text:p>AverageCurrent</text:p>
                <draw:g>
                  <svg:desc>oscillation1.B1:oscillation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scillation1.A2:oscillation1.A62</svg:desc>
                </draw:g>
              </table:table-cell>
              <table:table-cell office:value-type="float" office:value="6">
                <text:p>6</text:p>
                <draw:g>
                  <svg:desc>oscillation1.B2:oscillation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85">
                <text:p>-1185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">
                <text:p>-3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1">
                <text:p>-81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">
                <text:p>-2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6">
                <text:p>-8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68">
                <text:p>-106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7">
                <text:p>-8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">
                <text:p>-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">
                <text:p>-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2">
                <text:p>-362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4">
                <text:p>-7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">
                <text:p>-4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63">
                <text:p>-1463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0">
                <text:p>-8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23">
                <text:p>-223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">
                <text:p>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">
                <text:p>-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">
                <text:p>-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">
                <text:p>1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70">
                <text:p>-170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70">
                <text:p>-47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42">
                <text:p>-242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3">
                <text:p>-7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3">
                <text:p>-2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0">
                <text:p>-9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